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mile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 week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  <text:p text:style-name="P7"/>
      <text:p text:style-name="P7">Thur 12/1/16 <text:s/><text:span text:style-name="T1">5 miles</text:span></text:p>
      <text:p text:style-name="P16">I ran with Tiffany Hrach and Jim Fitch on the Allegheny College indoor track. </text:p>
      <text:p text:style-name="P16">We warmed up with a 1.25 mile jog, did ¼ miles of drills and rested a few minutes.</text:p>
      <text:p text:style-name="P16">We ran 2.5 miles in 24:13 or 9:41/mile. <text:s/>We warmed down with a ½ mile walk and ½ mile jog.</text:p>
      <text:p text:style-name="P16"/>
      <text:p text:style-name="P7">Fri <text:s/>12/2/16 <text:s/><text:span text:style-name="T1">4.5 miles</text:span></text:p>
      <text:p text:style-name="P7">I ran 4 miles on the indoor track without shoes. <text:s/>The last ½ mile was in 3:56. <text:s/></text:p>
      <text:p text:style-name="P7">Splits: <text:s/>10:01 + 9:52 + 9:43 + 4:29 + 3:56 = 38:00</text:p>
      <text:p text:style-name="P7">I warmed down with a half mile in 5:52</text:p>
      <text:p text:style-name="P7">Then I used 12 weight machines with relatively light weight for a full body workout.</text:p>
      <text:p text:style-name="P8"/>
      <text:p text:style-name="P18">34.75 miles in the last week </text:p>
      <text:p text:style-name="P18"/>
      <text:p text:style-name="P19"><text:soft-page-break/><text:span text:style-name="T2">Sat 12/3/16</text:span> <text:s/>8 miles</text:p>
      <text:p text:style-name="P20">½ mile warm up to the indoor track and rested 5 minutes</text:p>
      <text:p text:style-name="P20">1 mile on the indoor track with no shoes in 9:01</text:p>
      <text:p text:style-name="P20">rested 5 minutes</text:p>
      <text:p text:style-name="P20">On a treadmill with shoes I ran 6 x ½ mile and 1 x ¾ mile with ¼ mile jog before each interval.</text:p>
      <text:p text:style-name="P20">The ¼ mile jogs took about 3 minutes each.</text:p>
      <text:p text:style-name="P20">Times for the ½ miles: 4:00, 4:00, 4:00, 3:54, 3:45, 3:42</text:p>
      <text:p text:style-name="P20">Time for the ¾ mile: 5:25 or 7:14/mile pace.</text:p>
      <text:p text:style-name="P20">Warmed down with a mile jog.</text:p>
      <text:p text:style-name="P20"/>
      <text:p text:style-name="P20">Sun <text:s/>12/4/16 <text:s/><text:span text:style-name="T1">3.5 miles</text:span></text:p>
      <text:p text:style-name="P20">I ran without shoes on the indoor track.</text:p>
      <text:p text:style-name="P20">3 miles: <text:s/>9:47 + 8:58 + 8:43 = 27:28</text:p>
      <text:p text:style-name="P20">rested 2 minutes and warmed down with ½ mile in 5:17</text:p>
      <text:p text:style-name="P20"/>
      <text:p text:style-name="P20">Mon <text:s/>12/5/16 <text:s/><text:span text:style-name="T1">5.6 miles</text:span></text:p>
      <text:p text:style-name="P20">½ mile to the indoor track</text:p>
      <text:p text:style-name="P20">On the indoor track with no shoes 1 mile in 4:30 + 3:59 = 8:29 and rested 6 minutes</text:p>
      <text:p text:style-name="P20">On a treadmill: </text:p>
      <text:p text:style-name="P20">0.4 miles at various paces as fast as 6:58/mile and rested 3 minutes</text:p>
      <text:p text:style-name="P20">0.1 mile lead into a 3.1 mile run. </text:p>
      <text:p text:style-name="P20">Splits (mile, mile, mile, 0.1 mile) for the 3.1 miles: <text:s/></text:p>
      <text:p text:style-name="P20"><text:tab/>7:45 + 7:37 + 7:23 + 0:39 = 23:24</text:p>
      <text:p text:style-name="P20">½ mile walk and jog warm down</text:p>
      <text:p text:style-name="P20"/>
      <text:p text:style-name="P20">Tues 12/6/16 <text:span text:style-name="T1">4 miles</text:span></text:p>
      <text:p text:style-name="P20">On the indoor track with no shoes 2 miles in 9:53 + 8:45 = 18:37 and rested 2 minutes</text:p>
      <text:p text:style-name="P20">On the treadmill with shoes 2 miles in 9:00 + 8:30 = 17:30</text:p>
      <text:p text:style-name="P20"/>
      <text:p text:style-name="P20">Wed 12/7/16 <text:span text:style-name="T1">5.5 miles</text:span></text:p>
      <text:p text:style-name="P20">½ mile to the indoor track</text:p>
      <text:p text:style-name="P20">On the indoor track with no shoes 1 mile in 9:20 and rested 3 minutes</text:p>
      <text:p text:style-name="P21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1"/>
      <text:p text:style-name="P21">Thur 12/8/16 <text:s/><text:span text:style-name="T1">5.25 miles</text:span></text:p>
      <text:p text:style-name="P21">I ran with Tiffany Hrach and Jim Fitch on the Allegheny College indoor track.</text:p>
      <text:p text:style-name="P21">1 mile warm up and ¼ mile of drills</text:p>
      <text:p text:style-name="P21">5 x ½ mile with ¼ mile jog between each interval. We took turns leading. </text:p>
      <text:p text:style-name="P21">times on ½ miles: 4:26.5, 4:27.4, 4:25.1, 4:25.5, 4:25.5</text:p>
      <text:p text:style-name="P21">½ mile walk warm down</text:p>
      <text:p text:style-name="P21"/>
      <text:p text:style-name="P21">Fri 12/9/16 <text:s/><text:span text:style-name="T1">3 miles</text:span></text:p>
      <text:p text:style-name="P21">I ran 3 miles with no shoes on the indoor track in 29:58.</text:p>
      <text:p text:style-name="P16"/>
      <text:p text:style-name="P18">34.9 miles in the last week </text:p>
      <text:p text:style-name="P11"><text:soft-page-break/>Sat 12/10/16 <text:span text:style-name="T1">2 miles</text:span></text:p>
      <text:p text:style-name="P11">We drove to California MD</text:p>
      <text:p text:style-name="P11">I ran about 2 miles in 21:13</text:p>
      <text:p text:style-name="P11"/>
      <text:p text:style-name="P11">Sun 12/11/16 <text:span text:style-name="T1">5 miles</text:span></text:p>
      <text:p text:style-name="P11">I walked and ran 5 miles on hilly roads in MD. <text:s/>Time: 57:22 or 11:28/mi</text:p>
      <text:p text:style-name="P11">I walked ¼ mile, ran ¼ mile and repeated until the end.</text:p>
      <text:p text:style-name="P11">walking pace averaged about 13:30/mi and running pace averaged about 9:30/mi</text:p>
      <text:p text:style-name="P11"/>
      <text:p text:style-name="P11">Mon 12/12/16 <text:span text:style-name="T1">5.25 miles</text:span></text:p>
      <text:p text:style-name="P11">I walked and ran 5 miles on hilly roads in MD. <text:s/>Time: 55:01 or 11:00/mi</text:p>
      <text:p text:style-name="P11">I walked 0.1 miles, ran 0.4 miles and repeated until the end.</text:p>
      <text:p text:style-name="P11">Then I walked and jogged ¼ mile to warm down.</text:p>
      <text:p text:style-name="P11"/>
      <text:p text:style-name="P11">Tues 12/13/16 <text:span text:style-name="T1">5.25 miles</text:span></text:p>
      <text:p text:style-name="P11">I walked and ran 5 miles on hilly roads in MD. <text:s/>Time: 56:15 or 11:15/mi</text:p>
      <text:p text:style-name="P11">I walked 1/4 miles, ran 1/4 miles and repeated until the end.</text:p>
      <text:p text:style-name="P11">walking pace averaged about 13:30/mi and running pace averaged about 9:00/mi</text:p>
      <text:p text:style-name="P11">Then I walked and jogged ¼ mile to warm down.</text:p>
      <text:p text:style-name="P11"/>
      <text:p text:style-name="P11">Wed 12/14/16 <text:s/><text:span text:style-name="T1">6.25 miles</text:span></text:p>
      <text:p text:style-name="P11">I ran on a treadmill at the World Gym in California MD,</text:p>
      <text:p text:style-name="P11">4 x 1mile with ¼ mile jog after each. <text:s/>The jogs took about 2:50.</text:p>
      <text:p text:style-name="P11">Times for 1 mile intervals: 9:00, 8:00, 7:30, (3:37 + 3:29) = 7:06</text:p>
      <text:p text:style-name="P11">rested 6 minutes and ran 1.25 miles at 9:00/mi pace </text:p>
      <text:p text:style-name="P11"/>
      <text:p text:style-name="P11">Thur 12/15/16 <text:span text:style-name="T1">6.25 miles</text:span></text:p>
      <text:p text:style-name="P11">I ran on a treadmill at the World Gym in California MD,</text:p>
      <text:p text:style-name="P11">6 miles going faster as I ran. The first mile was in 8:47 and the last in 7:48.</text:p>
      <text:p text:style-name="P11">Time: 49:58 or 8:20/mile.</text:p>
      <text:p text:style-name="P11">I warmed down with ¼ miles in about 2:50. </text:p>
      <text:p text:style-name="P11"/>
      <text:p text:style-name="P11">Fri 12/16/16 <text:span text:style-name="T1">5 miles</text:span></text:p>
      <text:p text:style-name="P11">I ran on a treadmill at the World Gym in California MD.</text:p>
      <text:p text:style-name="P11">3 x 1mile averaging 9:00/mile. <text:s/></text:p>
      <text:p text:style-name="P11">Before each mile and at the end, I walked and jogged a ½ mile in about 6:15.</text:p>
      <text:p text:style-name="P13"/>
      <text:p text:style-name="P13">35 miles in the last week</text:p>
      <text:p text:style-name="P11"/>
      <text:p text:style-name="P11"/>
      <text:p text:style-name="P11"/>
      <text:p text:style-name="P11"/>
      <text:p text:style-name="P11"><text:soft-page-break/>Sat 12/17/16 <text:s/><text:span text:style-name="T1">7.5 miles</text:span> (Compare to Tues 11/1/16)</text:p>
      <text:p text:style-name="P11">On a treadmill I ran 7.26 miles in 60:00 or 8:16/mile.</text:p>
      <text:p text:style-name="P11">Splits:</text:p>
      <text:p text:style-name="P11">9:00, 8:43, 8:36, 8:20, 8:05,7:53, 7:32 and 1:51 for the last 0.26 miles</text:p>
      <text:p text:style-name="P11">Warmed down with a 0.24mile jog.</text:p>
      <text:p text:style-name="P11"/>
      <text:p text:style-name="P11">Sun 12/18/16 <text:s/><text:span text:style-name="T1">6.5 miles </text:span></text:p>
      <text:p text:style-name="P11">I walked and ran 6 miles on hilly roads in MD and averaged 10:40/mile.</text:p>
      <text:p text:style-name="P11">I walked 0.15 miles at the beginning of each half mile. <text:s/></text:p>
      <text:p text:style-name="P11">The first 3 miles averaged 11:10/mile and the last 3 miles <text:s/>averaged 10:10/m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2-18T12:14:30.89</dc:date>
    <dc:creator>James Lombardi</dc:creator>
    <meta:editing-duration>PT20H20M14S</meta:editing-duration>
    <meta:editing-cycles>126</meta:editing-cycles>
    <meta:generator>OpenOffice/4.1.2$Win32 OpenOffice.org_project/412m3$Build-9782</meta:generator>
    <meta:document-statistic meta:table-count="0" meta:image-count="0" meta:object-count="0" meta:page-count="11" meta:paragraph-count="359" meta:word-count="3567" meta:character-count="17569"/>
  </office:meta>
</office:document-meta>
</file>